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firstName">
            <text:p>firstName</text:p>
          </table:table-cell>
          <table:table-cell table:style-name="pd1" office:value-type="string" office:string-value="lastName">
            <text:p>lastName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phoneNumber">
            <text:p>phoneNumber</text:p>
          </table:table-cell>
          <table:table-cell table:style-name="pd1" office:value-type="string" office:string-value="position">
            <text:p>position</text:p>
          </table:table-cell>
          <table:table-cell table:style-name="pd1" office:value-type="string" office:string-value="salary">
            <text:p>salary</text:p>
          </table:table-cell>
          <table:table-cell table:style-name="pd1" office:value-type="string" office:string-value="department">
            <text:p>department</text:p>
          </table:table-cell>
        </table:table-row>
        <table:table-row>
          <table:table-cell office:value-type="string" office:string-value="Ali">
            <text:p>Ali</text:p>
          </table:table-cell>
          <table:table-cell office:value-type="string" office:string-value="Khan">
            <text:p>Khan</text:p>
          </table:table-cell>
          <table:table-cell office:value-type="string" office:string-value="ali.khan@example.com">
            <text:p>ali.khan@example.com</text:p>
          </table:table-cell>
          <table:table-cell office:value-type="string" office:string-value="03001234567">
            <text:p>03001234567</text:p>
          </table:table-cell>
          <table:table-cell office:value-type="string" office:string-value="Frontend Developer">
            <text:p>Frontend Developer</text:p>
          </table:table-cell>
          <table:table-cell office:value-type="float" office:value="50000">
            <text:p>50000</text:p>
          </table:table-cell>
          <table:table-cell office:value-type="string" office:string-value="IT">
            <text:p>IT</text:p>
          </table:table-cell>
        </table:table-row>
        <table:table-row>
          <table:table-cell office:value-type="string" office:string-value="Sara">
            <text:p>Sara</text:p>
          </table:table-cell>
          <table:table-cell office:value-type="string" office:string-value="Ahmed">
            <text:p>Ahmed</text:p>
          </table:table-cell>
          <table:table-cell office:value-type="string" office:string-value="sara.ahmed@example.com">
            <text:p>sara.ahmed@example.com</text:p>
          </table:table-cell>
          <table:table-cell office:value-type="string" office:string-value="03007654321">
            <text:p>03007654321</text:p>
          </table:table-cell>
          <table:table-cell office:value-type="string" office:string-value="Backend Developer">
            <text:p>Backend Developer</text:p>
          </table:table-cell>
          <table:table-cell office:value-type="float" office:value="60000">
            <text:p>60000</text:p>
          </table:table-cell>
          <table:table-cell office:value-type="string" office:string-value="IT">
            <text:p>IT</text:p>
          </table:table-cell>
        </table:table-row>
        <table:table-row>
          <table:table-cell office:value-type="string" office:string-value="Omar">
            <text:p>Omar</text:p>
          </table:table-cell>
          <table:table-cell office:value-type="string" office:string-value="Hussain">
            <text:p>Hussain</text:p>
          </table:table-cell>
          <table:table-cell office:value-type="string" office:string-value="omar.hussain@example.com">
            <text:p>omar.hussain@example.com</text:p>
          </table:table-cell>
          <table:table-cell office:value-type="string" office:string-value="03009876543">
            <text:p>03009876543</text:p>
          </table:table-cell>
          <table:table-cell office:value-type="string" office:string-value="Data Analyst">
            <text:p>Data Analyst</text:p>
          </table:table-cell>
          <table:table-cell office:value-type="float" office:value="45000">
            <text:p>45000</text:p>
          </table:table-cell>
          <table:table-cell office:value-type="string" office:string-value="Analytics">
            <text:p>Analytics</text:p>
          </table:table-cell>
        </table:table-row>
        <table:table-row>
          <table:table-cell office:value-type="string" office:string-value="Ayesha">
            <text:p>Ayesha</text:p>
          </table:table-cell>
          <table:table-cell office:value-type="string" office:string-value="Ali">
            <text:p>Ali</text:p>
          </table:table-cell>
          <table:table-cell office:value-type="string" office:string-value="ayesha.ali@example.com">
            <text:p>ayesha.ali@example.com</text:p>
          </table:table-cell>
          <table:table-cell office:value-type="string" office:string-value="03001112233">
            <text:p>03001112233</text:p>
          </table:table-cell>
          <table:table-cell office:value-type="string" office:string-value="UX Designer">
            <text:p>UX Designer</text:p>
          </table:table-cell>
          <table:table-cell office:value-type="float" office:value="40000">
            <text:p>40000</text:p>
          </table:table-cell>
          <table:table-cell office:value-type="string" office:string-value="Design">
            <text:p>Design</text:p>
          </table:table-cell>
        </table:table-row>
        <table:table-row>
          <table:table-cell office:value-type="string" office:string-value="Bilal">
            <text:p>Bilal</text:p>
          </table:table-cell>
          <table:table-cell office:value-type="string" office:string-value="Raza">
            <text:p>Raza</text:p>
          </table:table-cell>
          <table:table-cell office:value-type="string" office:string-value="bilal.raza@example.com">
            <text:p>bilal.raza@example.com</text:p>
          </table:table-cell>
          <table:table-cell office:value-type="string" office:string-value="03005556677">
            <text:p>03005556677</text:p>
          </table:table-cell>
          <table:table-cell office:value-type="string" office:string-value="Intern Developer">
            <text:p>Intern Developer</text:p>
          </table:table-cell>
          <table:table-cell office:value-type="float" office:value="0">
            <text:p/>
          </table:table-cell>
          <table:table-cell office:value-type="string" office:string-value="IT">
            <text:p>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